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Contents_20_Heading" style:master-page-name="Standard">
      <style:paragraph-properties style:page-number="auto"/>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Contents_20_4">
      <style:paragraph-properties>
        <style:tab-stops>
          <style:tab-stop style:position="6.3354in" style:type="right" style:leader-style="dotted" style:leader-text="."/>
        </style:tab-stops>
      </style:paragraph-properties>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Table of Contents</text:p>
          </text:index-title>
          <text:p text:style-name="P5"><text:a xlink:type="simple" xlink:href="#__RefHeading__340_1834147899" text:style-name="Index_20_Link" text:visited-style-name="Index_20_Link">1Framework Structure<text:tab/>2</text:a></text:p>
          <text:p text:style-name="P2"><text:a xlink:type="simple" xlink:href="#__RefHeading__204_1691917543" text:style-name="Index_20_Link" text:visited-style-name="Index_20_Link">1.1Scope<text:tab/>2</text:a></text:p>
          <text:p text:style-name="P2"><text:a xlink:type="simple" xlink:href="#__RefHeading__274_1834147899" text:style-name="Index_20_Link" text:visited-style-name="Index_20_Link">1.2Model<text:tab/>2</text:a></text:p>
          <text:p text:style-name="P3"><text:a xlink:type="simple" xlink:href="#__RefHeading__276_1834147899" text:style-name="Index_20_Link" text:visited-style-name="Index_20_Link">1.2.1Registries<text:tab/>2</text:a></text:p>
          <text:p text:style-name="P4"><text:a xlink:type="simple" xlink:href="#__RefHeading__278_1834147899" text:style-name="Index_20_Link" text:visited-style-name="Index_20_Link">Tile Registry<text:tab/>2</text:a></text:p>
          <text:p text:style-name="P4"><text:a xlink:type="simple" xlink:href="#__RefHeading__280_1834147899" text:style-name="Index_20_Link" text:visited-style-name="Index_20_Link">Entity Registry<text:tab/>2</text:a></text:p>
          <text:p text:style-name="P4"><text:a xlink:type="simple" xlink:href="#__RefHeading__282_1834147899" text:style-name="Index_20_Link" text:visited-style-name="Index_20_Link">Tile Rendering Registry<text:tab/>3</text:a></text:p>
          <text:p text:style-name="P4"><text:a xlink:type="simple" xlink:href="#__RefHeading__284_1834147899" text:style-name="Index_20_Link" text:visited-style-name="Index_20_Link">Entity Rendering Registry<text:tab/>3</text:a></text:p>
          <text:p text:style-name="P3"><text:a xlink:type="simple" xlink:href="#__RefHeading__158_1834147899" text:style-name="Index_20_Link" text:visited-style-name="Index_20_Link">1.2.2Game Map<text:tab/>3</text:a></text:p>
          <text:p text:style-name="P4"><text:a xlink:type="simple" xlink:href="#__RefHeading__342_1834147899" text:style-name="Index_20_Link" text:visited-style-name="Index_20_Link">World<text:tab/>3</text:a></text:p>
          <text:p text:style-name="P4"><text:a xlink:type="simple" xlink:href="#__RefHeading__344_1834147899" text:style-name="Index_20_Link" text:visited-style-name="Index_20_Link">Region<text:tab/>3</text:a></text:p>
          <text:p text:style-name="P4"><text:a xlink:type="simple" xlink:href="#__RefHeading__346_1834147899" text:style-name="Index_20_Link" text:visited-style-name="Index_20_Link">Tile<text:tab/>3</text:a></text:p>
          <text:p text:style-name="P3"><text:a xlink:type="simple" xlink:href="#__RefHeading__160_1834147899" text:style-name="Index_20_Link" text:visited-style-name="Index_20_Link">1.2.3Entity Manager<text:tab/>3</text:a></text:p>
          <text:p text:style-name="P4"><text:a xlink:type="simple" xlink:href="#__RefHeading__348_1834147899" text:style-name="Index_20_Link" text:visited-style-name="Index_20_Link">Entities<text:tab/>4</text:a></text:p>
          <text:p text:style-name="P2"><text:a xlink:type="simple" xlink:href="#__RefHeading__162_1834147899" text:style-name="Index_20_Link" text:visited-style-name="Index_20_Link">1.3View<text:tab/>4</text:a></text:p>
          <text:p text:style-name="P3"><text:a xlink:type="simple" xlink:href="#__RefHeading__164_1834147899" text:style-name="Index_20_Link" text:visited-style-name="Index_20_Link">1.3.1Tile Rendering<text:tab/>4</text:a></text:p>
          <text:p text:style-name="P3"><text:a xlink:type="simple" xlink:href="#__RefHeading__286_1834147899" text:style-name="Index_20_Link" text:visited-style-name="Index_20_Link">1.3.2Entity Rendering<text:tab/>4</text:a></text:p>
          <text:p text:style-name="P2"><text:a xlink:type="simple" xlink:href="#__RefHeading__168_1834147899" text:style-name="Index_20_Link" text:visited-style-name="Index_20_Link">1.4Controller<text:tab/>4</text:a></text:p>
        </text:index-body>
      </text:table-of-content>
      <text:h text:style-name="Heading_20_1" text:outline-level="1"><text:bookmark-start text:name="__RefHeading__340_1834147899"/>Architecture<text:bookmark-end text:name="__RefHeading__340_1834147899"/></text:h>
      <text:h text:style-name="Heading_20_2" text:outline-level="2"><text:bookmark-start text:name="__RefHeading__204_1691917543"/>Scope<text:bookmark-end text:name="__RefHeading__204_1691917543"/></text:h>
      <text:p text:style-name="Text_20_body"><text:tab/>This section include information on the internal architecture of the GPVM framework and how the components are intended to fit together. <text:s/>This section is not intended to provide implementation details, merely description of abstract portions of the framework. <text:s/>The highest level of abstraction for the framework is the Model-View-Controller pattern which is reflected in the layout of this section. <text:s/>Also of note is the networking aspect, and how it affects the other components of the framework.</text:p>
      <text:h text:style-name="Heading_20_2" text:outline-level="2"><text:bookmark-start text:name="__RefHeading__274_1834147899"/>Model<text:bookmark-end text:name="__RefHeading__274_1834147899"/></text:h>
      <text:p text:style-name="Text_20_body"><text:tab/>Stores the current state of the game. <text:s/>There are only two types of objects within the model: tiles, and entities. <text:s/>Tiles act as the terrain and are simple objects with very little if any autonomy. <text:s/>They are also only allowed to have integral coordinates. <text:s/>Entities are a broad class of objects that covers everything else. <text:s/>They are updated every game tick and can have fractional coordinates.</text:p>
      <text:h text:style-name="Heading_20_3" text:outline-level="3"><text:bookmark-start text:name="__RefHeading__276_1834147899"/>Registries<text:bookmark-end text:name="__RefHeading__276_1834147899"/></text:h>
      <text:p text:style-name="Text_20_body"><text:tab/>A series of registries store all of the static information for tiles and entities. <text:s/>Each registry is a collection of entries for the specific type of information they store along with an id assigned to each entry. <text:s/>Once the game has started each registry is locked so that it cannot be changed. <text:s/>Each registry allows arbitrary properties to be stored within each entry. <text:s/>These properties can be accessed by name and are specific to the mod that added them. <text:s/>These properties, however, can only be primitive types or strings.</text:p>
      <text:h text:style-name="Heading_20_4" text:outline-level="4"><text:bookmark-start text:name="__RefHeading__278_1834147899"/>Tile Registry<text:bookmark-end text:name="__RefHeading__278_1834147899"/></text:h>
      <text:p text:style-name="Text_20_body"><text:tab/>A registry for the static information for the various types of tiles. <text:s/>The basic values are for the name, opacity, and solidity of the tile, but other values can be added. <text:s/>Along with these listeners can be added to the tile types for any events that occur to a tile of th given type.</text:p>
      <text:h text:style-name="Heading_20_4" text:outline-level="4"><text:bookmark-start text:name="__RefHeading__280_1834147899"/>Entity Registry<text:bookmark-end text:name="__RefHeading__280_1834147899"/></text:h>
      <text:p text:style-name="Text_20_body"><text:tab/>A registry for the static information associated with the various types of entities within a game. <text:s/>The basic values are for the maximum damage, and the hit box of the entity along with the class that should be used to construct the entity. <text:s/>If no class is given then the Entity class will be used as the default.</text:p>
      <text:h text:style-name="Heading_20_4" text:outline-level="4"><text:bookmark-start text:name="__RefHeading__282_1834147899"/><text:soft-page-break/>Tile Rendering Registry<text:bookmark-end text:name="__RefHeading__282_1834147899"/></text:h>
      <text:p text:style-name="Text_20_body"><text:tab/>This registry store information about how to render a given tile type. <text:s/>Since this information is only needed by the view this registry is only created and loaded if the current game instance is a client. <text:s/>The basic values of this registry are a class that can render batches of tiles and any additional information that the renderer needs to render a given type. <text:s/>Arbitrary data cannot be added to the entries in this registry the same way that it can for others. <text:s/>In order to increase efficiency each renderer can have a separate class for storing data associated with it that will be stored in the registry to prevent excessive lookup costs.</text:p>
      <text:h text:style-name="Heading_20_4" text:outline-level="4"><text:bookmark-start text:name="__RefHeading__284_1834147899"/>Entity Rendering Registry<text:bookmark-end text:name="__RefHeading__284_1834147899"/></text:h>
      <text:p text:style-name="Text_20_body"><text:tab/>This registry store information about how to render entities. Since the information is only needed by the view this registry is only created and loaded if the current game instance is a client. <text:s/>The basic values for this rendering registry is just a entity rendering class. <text:s/>Instead of storing arbitrary values like the other registries, this one sends the loaded data directly to the rendering class when an instance is created.</text:p>
      <text:h text:style-name="Heading_20_3" text:outline-level="3"><text:bookmark-start text:name="__RefHeading__158_1834147899"/>Game Map<text:bookmark-end text:name="__RefHeading__158_1834147899"/></text:h>
      <text:p text:style-name="Text_20_body"><text:tab/>The game map is broken down into separate worlds. <text:s/>Depending on the context these can be considered dimensions, or universes if desired but each world is technically toroidal. <text:s/>Once a coordinate of approximately 2 billion is reached the coordinate should overflow causing terrain wrapping. <text:s/>This value is not expected to be reached however, making a world effectively infinite. <text:s/>Also of note is that only small portions of the world are loaded at any one time.</text:p>
      <text:h text:style-name="Heading_20_4" text:outline-level="4"><text:bookmark-start text:name="__RefHeading__342_1834147899"/>World<text:bookmark-end text:name="__RefHeading__342_1834147899"/></text:h>
      <text:h text:style-name="Heading_20_4" text:outline-level="4"><text:bookmark-start text:name="__RefHeading__344_1834147899"/>Region<text:bookmark-end text:name="__RefHeading__344_1834147899"/></text:h>
      <text:h text:style-name="Heading_20_4" text:outline-level="4"><text:bookmark-start text:name="__RefHeading__346_1834147899"/>Tile<text:bookmark-end text:name="__RefHeading__346_1834147899"/></text:h>
      <text:h text:style-name="Heading_20_3" text:outline-level="3"><text:bookmark-start text:name="__RefHeading__160_1834147899"/>Entity Manager<text:bookmark-end text:name="__RefHeading__160_1834147899"/></text:h>
      <text:p text:style-name="Text_20_body"><text:tab/>Contains a list of all entities present in the portions of the worlds that are currently loaded. <text:s/>The manager will also update all entities using an update hook in the controller. <text:s/>No processing beyond calling the update method on the entities will occur though. <text:s/>Finally, the manager will also provide efficient methods of getting a list of entities in a given area of the map.</text:p>
      <text:h text:style-name="Heading_20_4" text:outline-level="4"><text:bookmark-start text:name="__RefHeading__348_1834147899"/><text:soft-page-break/>Entities<text:bookmark-end text:name="__RefHeading__348_1834147899"/></text:h>
      <text:p text:style-name="Text_20_body"><text:tab/>Entities are a broad class of game objects that can cover just about everything. They are more versatile than tiles, and as such are also more complex. <text:s/>While not a requirement entities should in general be some object that requires some kind of periodic update. The most common example being that of mobs, mobile objects, that require a periodic update in order to move themselves throughout the game map. <text:s/>This also means that most entities should use a custom class instead of the default entity class. <text:s/>Another interesting property of entities is that they are not required to align with integral coordinates.</text:p>
      <text:h text:style-name="Heading_20_2" text:outline-level="2"><text:bookmark-start text:name="__RefHeading__162_1834147899"/>View<text:bookmark-end text:name="__RefHeading__162_1834147899"/></text:h>
      <text:h text:style-name="Heading_20_3" text:outline-level="3"><text:bookmark-start text:name="__RefHeading__164_1834147899"/>Tile Rendering<text:bookmark-end text:name="__RefHeading__164_1834147899"/></text:h>
      <text:h text:style-name="Heading_20_3" text:outline-level="3"><text:bookmark-start text:name="__RefHeading__286_1834147899"/>Entity Rendering<text:bookmark-end text:name="__RefHeading__286_1834147899"/></text:h>
      <text:h text:style-name="Heading_20_2" text:outline-level="2"><text:bookmark-start text:name="__RefHeading__168_1834147899"/>Controller<text:bookmark-end text:name="__RefHeading__168_18341478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top="0in" fo:margin-bottom="0.0835in" fo:keep-together="always" fo:orphans="0" fo:widows="0" style:page-number="auto" fo:keep-with-next="auto"/>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auto-update="true" style:default-outline-level="1" style:class="text" style:master-page-name="Standard">
      <style:paragraph-properties style:page-number="auto" fo:background-color="transparent" style:shadow="none">
        <style:tab-stops/>
        <style:background-image/>
      </style:paragraph-properties>
      <style:text-properties fo:font-size="115%" style:text-underline-style="solid" style:text-underline-width="bold" style:text-underline-color="font-color"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style="italic" fo:font-weight="bold" style:font-size-asian="14pt" style:font-weight-asian="bold" style:font-size-complex="14pt"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style:page-number="auto" fo:background-color="transparent" style:shadow="none">
        <style:tab-stops/>
        <style:drop-cap/>
        <style:background-image/>
      </style:paragraph-properties>
      <style:text-properties fo:font-variant="normal" fo:text-transform="none" fo:font-size="14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1" style:display-name="Numbering 1" style:family="paragraph" style:parent-style-name="List" style:class="list" style:master-page-name="">
      <style:paragraph-properties fo:margin="100%" fo:margin-left="0.25in" fo:margin-right="0in" fo:margin-top="0in" fo:margin-bottom="0.0835in" fo:text-indent="-0.25in" style:auto-text-indent="false" style:page-number="auto" text:number-lines="true" text:line-number="1"/>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shadow="none" fo:background-color="transparent"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text:page-number></text:p>
      </style:footer>
    </style:master-page>
    <style:master-page style:name="Footnote" style:page-layout-name="Mpm2"/>
    <style:master-page style:name="First_20_Page" style:display-name="First Page" style:page-layout-name="Mpm3" style:next-style-name="Standard"/>
    <style:master-page style:name="Index" style:page-layout-name="Mpm4"/>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ssell </meta:initial-creator>
    <meta:creation-date>2014-07-26T01:21:00</meta:creation-date>
    <meta:generator>LibreOffice/3.5$Linux_X86_64 LibreOffice_project/350m1$Build-2</meta:generator>
    <dc:date>2014-07-27T23:05:27</dc:date>
    <dc:creator>Russell </dc:creator>
    <meta:editing-duration>P1DT21H28M56S</meta:editing-duration>
    <meta:editing-cycles>64</meta:editing-cycles>
    <meta:document-statistic meta:table-count="0" meta:image-count="0" meta:object-count="0" meta:page-count="4" meta:paragraph-count="48" meta:word-count="858" meta:character-count="5075" meta:non-whitespace-character-count="4232"/>
  </office:meta>
</office:document-meta>
</file>